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erminologia" table:style-name="ta1">
        <table:table-column table:style-name="co1" table:default-cell-style-name="ce5"/>
        <table:table-column table:style-name="co1" table:default-cell-style-name="Default"/>
        <table:table-row table:style-name="ro1">
          <table:table-cell table:style-name="Default" office:value-type="string" calcext:value-type="string">
            <text:p>Wikidata</text:p>
          </table:table-cell>
          <table:table-cell office:value-type="string" calcext:value-type="string">
            <text:p>Scheme</text:p>
          </table:table-cell>
        </table:table-row>
        <table:table-row table:style-name="ro1">
          <table:table-cell office:value-type="string" calcext:value-type="string">
            <text:p>Q245423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196626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184524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151885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5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849359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324254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7553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369577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3589301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333634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8162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111352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192625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8565302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321249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1469824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23622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859161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17951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978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863247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7102834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13136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263864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1391494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7702845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2748079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3478658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593744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172480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42989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42848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25047676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796212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54837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515701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51885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4182287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045785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507673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6108942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2013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52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324254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408386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8395344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830115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33003557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7449091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12841639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167863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7152639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6423319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33742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3420675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87931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658349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80907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609507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680042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725664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99897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2915193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80160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391014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34995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132530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193158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92060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49848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43229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54837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624610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958286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6108942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54872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36524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575129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15192747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403574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863247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table:style-name="ce6" office:value-type="string" calcext:value-type="string">
            <text:p>Q7893937</text:p>
          </table:table-cell>
          <table:table-cell office:value-type="string" calcext:value-type="string">
            <text:p>Q204</text:p>
          </table:table-cell>
        </table:table-row>
        <table:table-row table:style-name="ro1">
          <table:table-cell office:value-type="string" calcext:value-type="string">
            <text:p>Q8162</text:p>
          </table:table-cell>
          <table:table-cell/>
        </table:table-row>
        <table:table-row table:style-name="ro1">
          <table:table-cell office:value-type="string" calcext:value-type="string">
            <text:p>Q1976109</text:p>
          </table:table-cell>
          <table:table-cell/>
        </table:table-row>
        <table:table-row table:style-name="ro1">
          <table:table-cell office:value-type="string" calcext:value-type="string">
            <text:p>Q3206142</text:p>
          </table:table-cell>
          <table:table-cell/>
        </table:table-row>
        <table:table-row table:style-name="ro1">
          <table:table-cell office:value-type="string" calcext:value-type="string">
            <text:p>Q6537700</text:p>
          </table:table-cell>
          <table:table-cell/>
        </table:table-row>
        <table:table-row table:style-name="ro1">
          <table:table-cell office:value-type="string" calcext:value-type="string">
            <text:p>Q1327461</text:p>
          </table:table-cell>
          <table:table-cell/>
        </table:table-row>
        <table:table-row table:style-name="ro1">
          <table:table-cell office:value-type="string" calcext:value-type="string">
            <text:p>Q19866666</text:p>
          </table:table-cell>
          <table:table-cell/>
        </table:table-row>
        <table:table-row table:style-name="ro1">
          <table:table-cell office:value-type="string" calcext:value-type="string">
            <text:p>Q632346</text:p>
          </table:table-cell>
          <table:table-cell/>
        </table:table-row>
        <table:table-row table:style-name="ro1">
          <table:table-cell office:value-type="string" calcext:value-type="string">
            <text:p>Q25305479</text:p>
          </table:table-cell>
          <table:table-cell/>
        </table:table-row>
        <table:table-row table:style-name="ro1">
          <table:table-cell office:value-type="string" calcext:value-type="string">
            <text:p>Q25305479</text:p>
          </table:table-cell>
          <table:table-cell/>
        </table:table-row>
        <table:table-row table:style-name="ro1">
          <table:table-cell office:value-type="string" calcext:value-type="string">
            <text:p>Q25305479</text:p>
          </table:table-cell>
          <table:table-cell/>
        </table:table-row>
        <table:table-row table:style-name="ro1">
          <table:table-cell office:value-type="string" calcext:value-type="string">
            <text:p>Q25052115</text:p>
          </table:table-cell>
          <table:table-cell/>
        </table:table-row>
        <table:table-row table:style-name="ro1">
          <table:table-cell office:value-type="string" calcext:value-type="string">
            <text:p>Q1271424</text:p>
          </table:table-cell>
          <table:table-cell/>
        </table:table-row>
        <table:table-row table:style-name="ro1">
          <table:table-cell office:value-type="string" calcext:value-type="string">
            <text:p>Q194152</text:p>
          </table:table-cell>
          <table:table-cell/>
        </table:table-row>
        <table:table-row table:style-name="ro1">
          <table:table-cell office:value-type="string" calcext:value-type="string">
            <text:p>Q55632839</text:p>
          </table:table-cell>
          <table:table-cell/>
        </table:table-row>
        <table:table-row table:style-name="ro1">
          <table:table-cell office:value-type="string" calcext:value-type="string">
            <text:p>Q4200770</text:p>
          </table:table-cell>
          <table:table-cell/>
        </table:table-row>
        <table:table-row table:style-name="ro1">
          <table:table-cell office:value-type="string" calcext:value-type="string">
            <text:p>Q17165062</text:p>
          </table:table-cell>
          <table:table-cell/>
        </table:table-row>
        <table:table-row table:style-name="ro1">
          <table:table-cell office:value-type="string" calcext:value-type="string">
            <text:p>Q3206140</text:p>
          </table:table-cell>
          <table:table-cell/>
        </table:table-row>
        <table:table-row table:style-name="ro1">
          <table:table-cell office:value-type="string" calcext:value-type="string">
            <text:p>Q5412773</text:p>
          </table:table-cell>
          <table:table-cell/>
        </table:table-row>
        <table:table-row table:style-name="ro1">
          <table:table-cell office:value-type="string" calcext:value-type="string">
            <text:p>Q16964945</text:p>
          </table:table-cell>
          <table:table-cell/>
        </table:table-row>
        <table:table-row table:style-name="ro1">
          <table:table-cell office:value-type="string" calcext:value-type="string">
            <text:p>Q7072641</text:p>
          </table:table-cell>
          <table:table-cell/>
        </table:table-row>
        <table:table-row table:style-name="ro1">
          <table:table-cell office:value-type="string" calcext:value-type="string">
            <text:p>Q15028</text:p>
          </table:table-cell>
          <table:table-cell/>
        </table:table-row>
        <table:table-row table:style-name="ro1">
          <table:table-cell office:value-type="string" calcext:value-type="string">
            <text:p>Q37033</text:p>
          </table:table-cell>
          <table:table-cell/>
        </table:table-row>
        <table:table-row table:style-name="ro1">
          <table:table-cell office:value-type="string" calcext:value-type="string">
            <text:p>Q515701</text:p>
          </table:table-cell>
          <table:table-cell/>
        </table:table-row>
        <table:table-row table:style-name="ro1">
          <table:table-cell office:value-type="string" calcext:value-type="string">
            <text:p>Q54872</text:p>
          </table:table-cell>
          <table:table-cell/>
        </table:table-row>
        <table:table-row table:style-name="ro1">
          <table:table-cell office:value-type="string" calcext:value-type="string">
            <text:p>Q96397500</text:p>
          </table:table-cell>
          <table:table-cell/>
        </table:table-row>
        <table:table-row table:style-name="ro1">
          <table:table-cell office:value-type="string" calcext:value-type="string">
            <text:p>Q233015</text:p>
          </table:table-cell>
          <table:table-cell/>
        </table:table-row>
        <table:table-row table:style-name="ro1">
          <table:table-cell office:value-type="string" calcext:value-type="string">
            <text:p>Q21605525</text:p>
          </table:table-cell>
          <table:table-cell/>
        </table:table-row>
        <table:table-row table:style-name="ro1">
          <table:table-cell office:value-type="string" calcext:value-type="string">
            <text:p>Q24589734</text:p>
          </table:table-cell>
          <table:table-cell/>
        </table:table-row>
        <table:table-row table:style-name="ro1">
          <table:table-cell office:value-type="string" calcext:value-type="string">
            <text:p>Q780920</text:p>
          </table:table-cell>
          <table:table-cell/>
        </table:table-row>
        <table:table-row table:style-name="ro1">
          <table:table-cell office:value-type="string" calcext:value-type="string">
            <text:p>Q2115</text:p>
          </table:table-cell>
          <table:table-cell/>
        </table:table-row>
      </table:table>
      <table:table table:name="Swimming" table:style-name="ta1">
        <table:table-column table:style-name="co1" table:default-cell-style-name="ce5"/>
        <table:table-column table:style-name="co1" table:default-cell-style-name="Default"/>
        <table:table-row table:style-name="ro1">
          <table:table-cell table:style-name="Default" office:value-type="string" calcext:value-type="string">
            <text:p>Wikidata</text:p>
          </table:table-cell>
          <table:table-cell office:value-type="string" calcext:value-type="string">
            <text:p>Scheme</text:p>
          </table:table-cell>
        </table:table-row>
        <table:table-row table:style-name="ro1">
          <table:table-cell office:value-type="string" calcext:value-type="string">
            <text:p>Q6388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485448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189289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00023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631004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5389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1344963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73469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73633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878123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1501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12434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45249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75115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326163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31987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327742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12989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499574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6642017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393575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159821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748643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40970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4008851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02648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599151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5156360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4185498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43801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798886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72797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688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4266699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035256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471422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641306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1425519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3895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010326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5156360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736850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6582103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5156360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14090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5156360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7191750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12052936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1216236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06621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4013880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868711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5044258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7735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5499785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1991481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59327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61065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908560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180692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212989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7890744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494406</text:p>
          </table:table-cell>
          <table:table-cell office:value-type="string" calcext:value-type="string">
            <text:p>Q205</text:p>
          </table:table-cell>
        </table:table-row>
        <table:table-row table:style-name="ro1">
          <table:table-cell office:value-type="string" calcext:value-type="string">
            <text:p>Q7707</text:p>
          </table:table-cell>
          <table:table-cell office:value-type="string" calcext:value-type="string">
            <text:p>Q205</text:p>
          </table:table-cell>
        </table:table-row>
      </table:table>
      <table:table table:name="Marx" table:style-name="ta1">
        <table:table-column table:style-name="co1" table:default-cell-style-name="ce5"/>
        <table:table-column table:style-name="co1" table:default-cell-style-name="Default"/>
        <table:table-row table:style-name="ro1">
          <table:table-cell table:style-name="Default" office:value-type="string" calcext:value-type="string">
            <text:p>Wikidata</text:p>
          </table:table-cell>
          <table:table-cell office:value-type="string" calcext:value-type="string">
            <text:p>Scheme</text:p>
          </table:table-cell>
        </table:table-row>
        <table:table-row table:style-name="ro1">
          <table:table-cell table:style-name="Default" office:value-type="string" calcext:value-type="string">
            <text:p>Q85453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58784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906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7264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90004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64111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140949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292643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37739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620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727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938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60270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813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0923090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9235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71473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0198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6355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374888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332425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54928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8581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46900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485500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93512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49717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484830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552130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56346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47433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8853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323540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32950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75926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38034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832045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75738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4290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72858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11301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05884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068683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47418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27189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30683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33332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6074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3207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35015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72858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723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451360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417820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585312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938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25684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758955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002624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941050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11214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91760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49771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60981980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3513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70648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828814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73003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30487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3416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4363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7921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65670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4995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604680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19985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300200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42006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76270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31967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9063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36376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0636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7260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686628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6076940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82934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6859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9231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379699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38332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61563784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16607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582430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86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91043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53623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58498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37567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656966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780190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7578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62602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8207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585486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13393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52389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77266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5378228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391183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3589455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78171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8393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1128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22514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65121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672692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14953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3027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37523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395509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242756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859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2339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34787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893785</text:p>
          </table:table-cell>
          <table:table-cell office:value-type="string" calcext:value-type="string">
            <text:p>Q206</text:p>
          </table:table-cell>
        </table:table-row>
        <table:table-row table:style-name="ro1">
          <table:table-cell office:value-type="string" calcext:value-type="string">
            <text:p>Q1086765</text:p>
          </table:table-cell>
          <table:table-cell office:value-type="string" calcext:value-type="string">
            <text:p>Q206</text:p>
          </table:table-cell>
        </table:table-row>
      </table:table>
      <table:table table:name="LGBT" table:style-name="ta1">
        <table:table-column table:style-name="co1" table:default-cell-style-name="ce5"/>
        <table:table-column table:style-name="co1" table:default-cell-style-name="Default"/>
        <table:table-row table:style-name="ro1">
          <table:table-cell table:style-name="Default" office:value-type="string" calcext:value-type="string">
            <text:p>Wikidata</text:p>
          </table:table-cell>
          <table:table-cell office:value-type="string" calcext:value-type="string">
            <text:p>Scheme</text:p>
          </table:table-cell>
        </table:table-row>
        <table:table-row table:style-name="ro1">
          <table:table-cell table:style-name="Default" office:value-type="string" calcext:value-type="string">
            <text:p>Q51393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65079487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724351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4876605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747592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2905217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2916372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43200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093205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2574320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208099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141983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60755604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64737634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28001435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28134442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337084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592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3310282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1076311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05074283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5528684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04969456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48277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48264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2672163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662673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4135211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8354594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605088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49809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33487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6636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24960951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54136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0897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10271724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65049330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8299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742659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7884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6457825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51389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56282687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6502543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3854862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7010007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4612907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46839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07572084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7625913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2537421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51424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940866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48270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339014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054678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271534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2742173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7242811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51404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51415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2648196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2353191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98929208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658022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930995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55104469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3404005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7676378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7422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3242821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5110203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165905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7888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3416790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56064174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2449503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052281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3308597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89125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7014367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59677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90965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17148251</text:p>
          </table:table-cell>
          <table:table-cell office:value-type="string" calcext:value-type="string">
            <text:p>Q208</text:p>
          </table:table-cell>
        </table:table-row>
        <table:table-row table:style-name="ro1">
          <table:table-cell office:value-type="string" calcext:value-type="string">
            <text:p>Q583261</text:p>
          </table:table-cell>
          <table:table-cell office:value-type="string" calcext:value-type="string">
            <text:p>Q208</text:p>
          </table:table-cell>
        </table:table-row>
      </table:table>
      <table:table table:name="Mental_Health" table:style-name="ta1">
        <table:table-column table:style-name="co1" table:default-cell-style-name="ce3"/>
        <table:table-column table:style-name="co1" table:default-cell-style-name="Default"/>
        <table:table-row table:style-name="ro1">
          <table:table-cell table:style-name="Default" office:value-type="string" calcext:value-type="string">
            <text:p>Wikidata</text:p>
          </table:table-cell>
          <table:table-cell office:value-type="string" calcext:value-type="string">
            <text:p>Scheme</text:p>
          </table:table-cell>
        </table:table-row>
        <table:table-row table:style-name="ro1">
          <table:table-cell office:value-type="string" calcext:value-type="string">
            <text:p>Q189603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3473024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932068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629029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981388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949149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2725393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3247219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4880695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2200417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60402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9332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23414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153659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484105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718809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92891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4105337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2135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2140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7981051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771260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611011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8458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774898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3326551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70480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9390268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7632070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42844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7817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0981881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7632070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137326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5570863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7981051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5373802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718809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8434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271716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61272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99906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403186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75002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6028883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5097814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5260908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6247425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85698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60749380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137326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0567262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3984210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785826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3137424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6817473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9174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68796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380141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205398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666927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205398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3100823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6817473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666927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211346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212980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55633422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0981881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7817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2945513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48998239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0981881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5009109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39631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0871684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3269441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2140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606567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484105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8343843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701216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79661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76560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83871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52763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7867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219067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838202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83257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928865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209642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2527498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326190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83257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83257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828879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41630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147152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760918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326691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208421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2115980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7448033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8419492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08458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341031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4340209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54430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3500368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89603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2131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0737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2002092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967405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25004729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987782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5404396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6817453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7448114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56354572</text:p>
          </table:table-cell>
          <table:table-cell office:value-type="string" calcext:value-type="string">
            <text:p>Q210</text:p>
          </table:table-cell>
        </table:table-row>
        <table:table-row table:style-name="ro1">
          <table:table-cell office:value-type="string" calcext:value-type="string">
            <text:p>Q1786581</text:p>
          </table:table-cell>
          <table:table-cell office:value-type="string" calcext:value-type="string">
            <text:p>Q210</text:p>
          </table:table-cell>
        </table:table-row>
      </table:table>
      <table:table table:name="Bicycle" table:style-name="ta1">
        <table:table-column table:style-name="co1" table:default-cell-style-name="ce6"/>
        <table:table-column table:style-name="co1" table:default-cell-style-name="Default"/>
        <table:table-row table:style-name="ro1">
          <table:table-cell table:style-name="Default" office:value-type="string" calcext:value-type="string">
            <text:p>Wikidata</text:p>
          </table:table-cell>
          <table:table-cell office:value-type="string" calcext:value-type="string">
            <text:p>Scheme</text:p>
          </table:table-cell>
        </table:table-row>
        <table:table-row table:style-name="ro1">
          <table:table-cell office:value-type="string" calcext:value-type="string">
            <text:p>Q73225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46349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63247926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37757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6713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6179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77145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07653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14837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36077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7712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348029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94848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92843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35079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14196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59395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94885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07837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351453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873776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13757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5113997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7386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75048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92472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305026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172389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8487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30925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28129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95031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8479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143217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6954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2757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9565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05983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25551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752317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85755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554036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13023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371179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3722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90379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84862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29323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89539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66098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39384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198626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11295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63226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83200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01454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00107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343086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88869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90379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33020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23381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203797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73653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5174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42460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64606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2061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21584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360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6240947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2163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49802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701828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75098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8594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3388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4912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32736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79260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19264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16366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39262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2392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3613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90377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94512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90727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54035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90379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90377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189497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32806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16486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65110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42672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8994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47866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7607956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09204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866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3117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1427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716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670887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8179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69057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067617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74292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40363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72035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0448155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934967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4369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094096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15686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78626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75048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147317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94961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2370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74945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90380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78096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39255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38509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52425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50034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9717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90377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530420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39252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30090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41404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0811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424487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12748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73697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502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64840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3305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6664287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89856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63436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726004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0734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7280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4227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8863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63748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14163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5441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695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976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41932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19866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715716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624382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39257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723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175100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6641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170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18906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90374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695154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82416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700122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7018236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8038202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90735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1576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967458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7163326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84567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3777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337540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608267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375883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697986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7185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71986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283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490378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235503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39253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3760344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151556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35891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110598469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7112565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7112601</text:p>
          </table:table-cell>
          <table:table-cell office:value-type="string" calcext:value-type="string">
            <text:p>Q207</text:p>
          </table:table-cell>
        </table:table-row>
        <table:table-row table:style-name="ro1">
          <table:table-cell office:value-type="string" calcext:value-type="string">
            <text:p>Q51974489</text:p>
          </table:table-cell>
          <table:table-cell office:value-type="string" calcext:value-type="string">
            <text:p>Q207</text:p>
          </table:table-cell>
        </table:table-row>
      </table:table>
      <table:table table:name="Literatura" table:style-name="ta1">
        <table:table-column table:style-name="co1" table:default-cell-style-name="ce3"/>
        <table:table-column table:style-name="co1" table:default-cell-style-name="Default"/>
        <table:table-row table:style-name="ro1">
          <table:table-cell table:style-name="Default" office:value-type="string" calcext:value-type="string">
            <text:p>Wikidata</text:p>
          </table:table-cell>
          <table:table-cell office:value-type="string" calcext:value-type="string">
            <text:p>Scheme</text:p>
          </table:table-cell>
        </table:table-row>
        <table:table-row table:style-name="ro1">
          <table:table-cell office:value-type="string" calcext:value-type="string">
            <text:p>Q223393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986539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7099402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37484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44342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9134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82659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36192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89349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482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676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424020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2999042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747483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73167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919982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143118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196556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482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758422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100591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37484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550355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37707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258331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216860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204698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82357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78985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37484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7366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80056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4481123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497854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7321642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919947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4387785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4184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36279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85598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35760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58854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12983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7111944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6498453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7578116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072723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8253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8274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319226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2134778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2561390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70539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28758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5937792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86424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328330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494434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983504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81001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693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699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870452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92782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276709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196408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6038556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2608088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6585139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6038556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286328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590103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858330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3440984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7308029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192185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80494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9326077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224989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32311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057172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080374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223685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188977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6575965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2448865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7980347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24925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74526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725757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468478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7644030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3440961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3429239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182015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2593937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2490520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20664331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580850</text:p>
          </table:table-cell>
          <table:table-cell office:value-type="string" calcext:value-type="string">
            <text:p>Q200</text:p>
          </table:table-cell>
        </table:table-row>
        <table:table-row table:style-name="ro1">
          <table:table-cell office:value-type="string" calcext:value-type="string">
            <text:p>Q367591</text:p>
          </table:table-cell>
          <table:table-cell office:value-type="string" calcext:value-type="string">
            <text:p>Q200</text:p>
          </table:table-cell>
        </table:table-row>
      </table:table>
      <table:table table:name="Orkestra" table:style-name="ta1">
        <table:table-column table:style-name="co1" table:default-cell-style-name="ce5"/>
        <table:table-column table:style-name="co1" table:default-cell-style-name="Default"/>
        <table:table-row table:style-name="ro1">
          <table:table-cell table:style-name="Default" office:value-type="string" calcext:value-type="string">
            <text:p>Wikidata</text:p>
          </table:table-cell>
          <table:table-cell office:value-type="string" calcext:value-type="string">
            <text:p>Scheme</text:p>
          </table:table-cell>
        </table:table-row>
        <table:table-row table:style-name="ro1">
          <table:table-cell office:value-type="string" calcext:value-type="string">
            <text:p>Q1798603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355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0284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371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0019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81247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209554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377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343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9798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59998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80744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63759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338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350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202027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31168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33163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89737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208421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211028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90172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201735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93666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6398233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5994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1982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320341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033605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6824192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7167191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2997126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1405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377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760274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59998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87851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80744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757829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6951760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662735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89737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52954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1982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281460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2997126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355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355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0284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667047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40920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3509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209554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377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343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7563204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10515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59998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3513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757829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662735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829398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3194854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89737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1982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281460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355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355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0284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371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0019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209554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3509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377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7563204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10515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59998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3513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757829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63759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662735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338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829398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3194854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742168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200823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89737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208421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211028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90172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201735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93666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626035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355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355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0284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371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0019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209554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3509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377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85041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08215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343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7563204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366388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10515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345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2731509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59998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3513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63759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25043174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2568945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757829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902984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338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338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202027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350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350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350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31168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495529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5994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320341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89737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208421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211028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90172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201735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93666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626035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65666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178812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355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355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0284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371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80019</text:p>
          </table:table-cell>
          <table:table-cell office:value-type="string" calcext:value-type="string">
            <text:p>Q202</text:p>
          </table:table-cell>
        </table:table-row>
        <table:table-row table:style-name="ro1">
          <table:table-cell office:value-type="string" calcext:value-type="string">
            <text:p>Q47369</text:p>
          </table:table-cell>
          <table:table-cell office:value-type="string" calcext:value-type="string">
            <text:p>Q2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1T12:54:40.871459877</meta:creation-date>
    <dc:date>2022-11-15T15:16:42.833815061</dc:date>
    <meta:editing-duration>PT4H14M34S</meta:editing-duration>
    <meta:editing-cycles>10</meta:editing-cycles>
    <meta:generator>LibreOffice/7.3.7.2$Linux_X86_64 LibreOffice_project/30$Build-2</meta:generator>
    <meta:document-statistic meta:table-count="8" meta:cell-count="1878" meta:object-count="0"/>
    <meta:user-defined meta:name="ProgId">Excel.Sheet</meta:user-defined>
  </office:meta>
</office:document-meta>
</file>